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rtedBagDecorator.AbstractSortedBag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agDecorator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agDecorator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agDecorator.AbstractSortedBagDecorator( Sorted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agDecorator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agDecorator.getSorted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